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06pt solid #ffffff" fo:border-top="none"/>
      <style:text-properties fo:color="#ffffff"/>
    </style:style>
  </office:automatic-styles>
  <office:body>
    <office:spreadsheet>
      <table:table table:name="ecg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>
            <text:p>contro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variable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critical</text:p>
          </table:table-cell>
          <table:table-cell table:style-name="ce1" office:value-type="string">
            <text:p>brk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dec</text:p>
          </table:table-cell>
          <table:table-cell table:style-name="ce1" office:value-type="string">
            <text:p>wid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indent</text:p>
          </table:table-cell>
          <table:table-cell table:style-name="ce1" office:value-type="string">
            <text:p>lev</text:p>
          </table:table-cell>
          <table:table-cell table:style-name="ce1" office:value-type="string">
            <text:p>extra</text:p>
          </table:table-cell>
        </table:table-row>
        <table:table-row table:style-name="ro1">
          <table:table-cell office:value-type="string">
            <text:p>til</text:p>
          </table:table-cell>
          <table:table-cell office:value-type="string">
            <text:p>date of test</text:p>
          </table:table-cell>
          <table:table-cell table:number-columns-repeated="12"/>
        </table:table-row>
        <table:table-row table:style-name="ro1">
          <table:table-cell office:value-type="string">
            <text:p>dtx</text:p>
          </table:table-cell>
          <table:table-cell office:value-type="string">
            <text:p>date</text:p>
          </table:table-cell>
          <table:table-cell office:value-type="string">
            <text:p>datex</text:p>
          </table:table-cell>
          <table:table-cell table:number-columns-repeated="11"/>
        </table:table-row>
        <table:table-row table:style-name="ro1">
          <table:table-cell office:value-type="string">
            <text:p>til</text:p>
          </table:table-cell>
          <table:table-cell office:value-type="string">
            <text:p>heart rate</text:p>
          </table:table-cell>
          <table:table-cell table:number-columns-repeated="12"/>
        </table:table-row>
        <table:table-row table:style-name="ro1">
          <table:table-cell office:value-type="string">
            <text:p>num</text:p>
          </table:table-cell>
          <table:table-cell office:value-type="string">
            <text:p>heart rate (bpm)</text:p>
          </table:table-cell>
          <table:table-cell office:value-type="string">
            <text:p>H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l</text:p>
          </table:table-cell>
          <table:table-cell office:value-type="string">
            <text:p>QRS duration</text:p>
          </table:table-cell>
          <table:table-cell table:number-columns-repeated="12"/>
        </table:table-row>
        <table:table-row table:style-name="ro1">
          <table:table-cell office:value-type="string">
            <text:p>num</text:p>
          </table:table-cell>
          <table:table-cell office:value-type="string">
            <text:p>duration (msec)</text:p>
          </table:table-cell>
          <table:table-cell office:value-type="string">
            <text:p>qrs_durati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til</text:p>
          </table:table-cell>
          <table:table-cell office:value-type="string">
            <text:p>RBBB</text:p>
          </table:table-cell>
          <table:table-cell table:number-columns-repeated="12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rbbb</text:p>
          </table:table-cell>
          <table:table-cell table:number-columns-repeated="9"/>
          <table:table-cell office:value-type="string">
            <text:p>1:incomplete|2:complete|0:no</text:p>
          </table:table-cell>
          <table:table-cell/>
        </table:table-row>
        <table:table-row table:style-name="ro1">
          <table:table-cell office:value-type="string">
            <text:p>til</text:p>
          </table:table-cell>
          <table:table-cell office:value-type="string">
            <text:p>rhythm</text:p>
          </table:table-cell>
          <table:table-cell table:number-columns-repeated="12"/>
        </table:table-row>
        <table:table-row table:style-name="ro1">
          <table:table-cell office:value-type="string">
            <text:p>chk</text:p>
          </table:table-cell>
          <table:table-cell table:number-columns-repeated="2" office:value-type="string">
            <text:p>rhythm</text:p>
          </table:table-cell>
          <table:table-cell table:number-columns-repeated="11"/>
        </table:table-row>
        <table:table-row table:style-name="ro1">
          <table:table-cell office:value-type="string">
            <text:p>til</text:p>
          </table:table-cell>
          <table:table-cell office:value-type="string">
            <text:p>↘ rhythm type</text:p>
          </table:table-cell>
          <table:table-cell table:number-columns-repeated="9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rhythm_type</text:p>
          </table:table-cell>
          <table:table-cell table:number-columns-repeated="8"/>
          <table:table-cell office:value-type="float" office:value="30">
            <text:p>30</text:p>
          </table:table-cell>
          <table:table-cell office:value-type="string">
            <text:p>1:sinus|2:atrial fibrillation|3:atrial flutter|4:ventricular paced|99:other</text:p>
          </table:table-cell>
          <table:table-cell/>
        </table:table-row>
        <table:table-row table:style-name="ro1">
          <table:table-cell office:value-type="string">
            <text:p>txt</text:p>
          </table:table-cell>
          <table:table-cell/>
          <table:table-cell office:value-type="string">
            <text:p>rhythm_other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il</text:p>
          </table:table-cell>
          <table:table-cell office:value-type="string">
            <text:p>T-wave inversio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hk</text:p>
          </table:table-cell>
          <table:table-cell office:value-type="string">
            <text:p>inversion</text:p>
          </table:table-cell>
          <table:table-cell office:value-type="string">
            <text:p>twave_inversion</text:p>
          </table:table-cell>
          <table:table-cell table:number-columns-repeated="11"/>
        </table:table-row>
        <table:table-row table:style-name="ro1">
          <table:table-cell office:value-type="string">
            <text:p>til</text:p>
          </table:table-cell>
          <table:table-cell office:value-type="string">
            <text:p>↘ inversion type(s)</text:p>
          </table:table-cell>
          <table:table-cell table:number-columns-repeated="9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1&lt;/sub&gt;</text:p>
          </table:table-cell>
          <table:table-cell office:value-type="string">
            <text:p>twave_v1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twave_v2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twave_v3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4&lt;/sub&gt;</text:p>
          </table:table-cell>
          <table:table-cell office:value-type="string">
            <text:p>twave_v4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5&lt;/sub&gt;</text:p>
          </table:table-cell>
          <table:table-cell office:value-type="string">
            <text:p>twave_v5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6&lt;/sub&gt;</text:p>
          </table:table-cell>
          <table:table-cell office:value-type="string">
            <text:p>twave_v6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other</text:p>
          </table:table-cell>
          <table:table-cell office:value-type="string">
            <text:p>twave_other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xt</text:p>
          </table:table-cell>
          <table:table-cell/>
          <table:table-cell office:value-type="string">
            <text:p>twave_other_desc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il</text:p>
          </table:table-cell>
          <table:table-cell office:value-type="string">
            <text:p>epsilon wave in V&lt;sub&gt;1&lt;/sub&gt;-V&lt;sub&gt;3&lt;/sub&gt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epsilon_wave</text:p>
          </table:table-cell>
          <table:table-cell table:number-columns-repeated="9"/>
          <table:table-cell office:value-type="string">
            <text:p>1:yes|0:no</text:p>
          </table:table-cell>
          <table:table-cell/>
        </table:table-row>
        <table:table-row table:style-name="ro1">
          <table:table-cell office:value-type="string">
            <text:p>til</text:p>
          </table:table-cell>
          <table:table-cell office:value-type="string">
            <text:p>↘ if yes</text:p>
          </table:table-cell>
          <table:table-cell table:number-columns-repeated="9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1&lt;/sub&gt;</text:p>
          </table:table-cell>
          <table:table-cell office:value-type="string">
            <text:p>ewave_v1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ewave_v2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3&lt;/sub&gt;</text:p>
          </table:table-cell>
          <table:table-cell office:value-type="string">
            <text:p>ewave_v3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til</text:p>
          </table:table-cell>
          <table:table-cell office:value-type="string">
            <text:p>terminal activation duration of QRS </text:p>
          </table:table-cell>
          <table:table-cell table:number-columns-repeated="12"/>
        </table:table-row>
        <table:table-row table:style-name="ro1">
          <table:table-cell office:value-type="string">
            <text:p>til</text:p>
          </table:table-cell>
          <table:table-cell office:value-type="string">
            <text:p>nadir of S wave to end of QRS in V1, V2, or V</text:p>
          </table:table-cell>
          <table:table-cell table:number-columns-repeated="12"/>
        </table:table-row>
        <table:table-row table:style-name="ro1">
          <table:table-cell office:value-type="string">
            <text:p>num</text:p>
          </table:table-cell>
          <table:table-cell office:value-type="string">
            <text:p>terminal activation (msec)</text:p>
          </table:table-cell>
          <table:table-cell office:value-type="string">
            <text:p>qrs_ta_durati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til</text:p>
          </table:table-cell>
          <table:table-cell office:value-type="string">
            <text:p>comments</text:p>
          </table:table-cell>
          <table:table-cell table:number-columns-repeated="12"/>
        </table:table-row>
        <table:table-row table:style-name="ro1">
          <table:table-cell office:value-type="string">
            <text:p>txa</text:p>
          </table:table-cell>
          <table:table-cell/>
          <table:table-cell office:value-type="string">
            <text:p>comment</text:p>
          </table:table-cell>
          <table:table-cell table:number-columns-repeated="11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00-00-00</text:date>, <text:time style:data-style-name="N2" text:time-value="0000-00-00T14:42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5</meta:initial-creator>
    <meta:creation-date>2014-01-01T00:00:01</meta:creation-date>
    <dc:date>2014-02-24T15:10:22</dc:date>
    <dc:creator>vuk </dc:creator>
    <meta:editing-duration>PT17M52S</meta:editing-duration>
    <meta:editing-cycles>4</meta:editing-cycles>
    <meta:generator>LibreOffice/4.0.2.2$Linux_X86_64 LibreOffice_project/400m0$Build-2</meta:generator>
    <meta:document-statistic meta:table-count="1" meta:cell-count="130" meta:object-count="0"/>
  </office:meta>
</office:document-meta>
</file>